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0.9953in"/>
    </style:style>
    <style:style style:name="co4" style:family="table-column">
      <style:table-column-properties fo:break-before="auto" style:column-width="4.2102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2" style:family="table-cell" style:parent-style-name="Default" style:data-style-name="N117"/>
    <style:style style:name="ce3" style:family="table-cell" style:parent-style-name="Default">
      <style:table-cell-properties fo:border-bottom="0.0008in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>
            <text:p>Clerks</text:p>
          </table:table-cell>
          <table:table-cell table:style-name="ce1" office:value-type="string">
            <text:p>Trial 1 (s)</text:p>
          </table:table-cell>
          <table:table-cell table:style-name="ce1" office:value-type="string">
            <text:p>Trial 2 (s)</text:p>
          </table:table-cell>
          <table:table-cell table:style-name="ce1" office:value-type="string">
            <text:p>Average (s)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9.943">
            <text:p>309.943</text:p>
          </table:table-cell>
          <table:table-cell office:value-type="float" office:value="309.945">
            <text:p>309.945</text:p>
          </table:table-cell>
          <table:table-cell table:formula="of:=AVERAGE([.B2:.C2])" office:value-type="float" office:value="309.944">
            <text:p>309.94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1.994">
            <text:p>171.994</text:p>
          </table:table-cell>
          <table:table-cell office:value-type="float" office:value="172.006">
            <text:p>172.006</text:p>
          </table:table-cell>
          <table:table-cell table:formula="of:=AVERAGE([.B3:.C3])" office:value-type="float" office:value="172">
            <text:p>172.00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1.702">
            <text:p>131.702</text:p>
          </table:table-cell>
          <table:table-cell office:value-type="float" office:value="125.695">
            <text:p>125.695</text:p>
          </table:table-cell>
          <table:table-cell table:formula="of:=AVERAGE([.B4:.C4])" office:value-type="float" office:value="128.6985">
            <text:p>128.699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1.582">
            <text:p>111.582</text:p>
          </table:table-cell>
          <table:table-cell office:value-type="float" office:value="117.626">
            <text:p>117.626</text:p>
          </table:table-cell>
          <table:table-cell table:formula="of:=AVERAGE([.B5:.C5])" office:value-type="float" office:value="114.604">
            <text:p>114.604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6.533">
            <text:p>106.533</text:p>
          </table:table-cell>
          <table:table-cell office:value-type="float" office:value="95.509">
            <text:p>95.509</text:p>
          </table:table-cell>
          <table:table-cell table:formula="of:=AVERAGE([.B6:.C6])" office:value-type="float" office:value="101.021">
            <text:p>101.021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2.483">
            <text:p>92.483</text:p>
          </table:table-cell>
          <table:table-cell office:value-type="float" office:value="90.511">
            <text:p>90.511</text:p>
          </table:table-cell>
          <table:table-cell table:formula="of:=AVERAGE([.B7:.C7])" office:value-type="float" office:value="91.497">
            <text:p>91.497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4.464">
            <text:p>84.464</text:p>
          </table:table-cell>
          <table:table-cell office:value-type="float" office:value="87.473">
            <text:p>87.473</text:p>
          </table:table-cell>
          <table:table-cell table:formula="of:=AVERAGE([.B8:.C8])" office:value-type="float" office:value="85.9685">
            <text:p>85.969</text:p>
          </table:table-cell>
          <table:table-cell/>
          <table:table-cell>
            <draw:frame table:end-cell-address="Sheet1.K30" table:end-x="0.7508in" table:end-y="0.1232in" draw:z-index="0" draw:style-name="gr1" svg:width="4.5043in" svg:height="3.9484in" svg:x="0.6917in" svg:y="0.0106in">
              <draw:object draw:notify-on-update-of-ranges="Sheet1.A1:Sheet1.A1 Sheet1.A2:Sheet1.A16 Sheet1.B1:Sheet1.B1 Sheet1.B2:Sheet1.B16 Sheet1.A1:Sheet1.A1 Sheet1.A2:Sheet1.A16 Sheet1.C1:Sheet1.C1 Sheet1.C2:Sheet1.C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.448">
            <text:p>79.448</text:p>
          </table:table-cell>
          <table:table-cell office:value-type="float" office:value="80.442">
            <text:p>80.442</text:p>
          </table:table-cell>
          <table:table-cell table:formula="of:=AVERAGE([.B9:.C9])" office:value-type="float" office:value="79.945">
            <text:p>79.945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.461">
            <text:p>89.461</text:p>
          </table:table-cell>
          <table:table-cell office:value-type="float" office:value="77.424">
            <text:p>77.424</text:p>
          </table:table-cell>
          <table:table-cell table:formula="of:=AVERAGE([.B10:.C10])" office:value-type="float" office:value="83.4425">
            <text:p>83.443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2.463">
            <text:p>92.463</text:p>
          </table:table-cell>
          <table:table-cell office:value-type="float" office:value="83.414">
            <text:p>83.414</text:p>
          </table:table-cell>
          <table:table-cell table:formula="of:=AVERAGE([.B11:.C11])" office:value-type="float" office:value="87.9385">
            <text:p>87.939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5.418">
            <text:p>75.418</text:p>
          </table:table-cell>
          <table:table-cell office:value-type="float" office:value="79.845">
            <text:p>79.845</text:p>
          </table:table-cell>
          <table:table-cell table:formula="of:=AVERAGE([.B12:.C12])" office:value-type="float" office:value="77.6315">
            <text:p>77.632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9.377">
            <text:p>79.377</text:p>
          </table:table-cell>
          <table:table-cell office:value-type="float" office:value="77.541">
            <text:p>77.541</text:p>
          </table:table-cell>
          <table:table-cell table:formula="of:=AVERAGE([.B13:.C13])" office:value-type="float" office:value="78.459">
            <text:p>78.459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86.419">
            <text:p>86.42</text:p>
          </table:table-cell>
          <table:table-cell office:value-type="float" office:value="82.788">
            <text:p>82.788</text:p>
          </table:table-cell>
          <table:table-cell table:formula="of:=AVERAGE([.B14:.C14])" office:value-type="float" office:value="84.6035">
            <text:p>84.604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style-name="Default" office:value-type="float" office:value="85.492">
            <text:p>85.49</text:p>
          </table:table-cell>
          <table:table-cell office:value-type="float" office:value="79.024">
            <text:p>79.024</text:p>
          </table:table-cell>
          <table:table-cell table:formula="of:=AVERAGE([.B15:.C15])" office:value-type="float" office:value="82.258">
            <text:p>82.258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style-name="Default" office:value-type="float" office:value="78.466">
            <text:p>78.47</text:p>
          </table:table-cell>
          <table:table-cell office:value-type="float" office:value="80.913">
            <text:p>80.913</text:p>
          </table:table-cell>
          <table:table-cell table:formula="of:=AVERAGE([.B16:.C16])" office:value-type="float" office:value="79.6895">
            <text:p>79.69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row table:style-name="ro1">
          <table:table-cell table:style-name="ce3" office:value-type="string">
            <text:p>Semaphore</text:p>
          </table:table-cell>
          <table:table-cell table:style-name="ce3" office:value-type="string">
            <text:p>Starting Value</text:p>
          </table:table-cell>
          <table:table-cell table:style-name="ce3" office:value-type="string">
            <text:p>Use</text:p>
          </table:table-cell>
        </table:table-row>
        <table:table-row table:style-name="ro1">
          <table:table-cell table:formula="of:=&quot;aisles[2]&quot;" office:value-type="string" office:string-value="aisles[2]">
            <text:p>aisles[2]</text:p>
          </table:table-cell>
          <table:table-cell office:value-type="float" office:value="2">
            <text:p>2</text:p>
          </table:table-cell>
          <table:table-cell office:value-type="string">
            <text:p>Limits access to each aisle to two clerks</text:p>
          </table:table-cell>
        </table:table-row>
        <table:table-row table:style-name="ro1">
          <table:table-cell office:value-type="string">
            <text:p>at_tractor</text:p>
          </table:table-cell>
          <table:table-cell office:value-type="float" office:value="2">
            <text:p>2</text:p>
          </table:table-cell>
          <table:table-cell office:value-type="string">
            <text:p>Limits access to the tractor to two clerks</text:p>
          </table:table-cell>
        </table:table-row>
        <table:table-row table:style-name="ro1">
          <table:table-cell office:value-type="string">
            <text:p>box_available</text:p>
          </table:table-cell>
          <table:table-cell office:value-type="float" office:value="0">
            <text:p>0</text:p>
          </table:table-cell>
          <table:table-cell office:value-type="string">
            <text:p>Used by the tractor to signal clerks that there are boxes available</text:p>
          </table:table-cell>
        </table:table-row>
        <table:table-row table:style-name="ro2">
          <table:table-cell office:value-type="string">
            <text:p>getting_box</text:p>
          </table:table-cell>
          <table:table-cell office:value-type="float" office:value="1">
            <text:p>1</text:p>
          </table:table-cell>
          <table:table-cell office:value-type="string">
            <text:p>Creates critical section around the boxesOnTractorCount variable</text:p>
          </table:table-cell>
        </table:table-row>
        <table:table-row table:style-name="ro1">
          <table:table-cell office:value-type="string">
            <text:p>out_of_boxes</text:p>
          </table:table-cell>
          <table:table-cell office:value-type="float" office:value="0">
            <text:p>0</text:p>
          </table:table-cell>
          <table:table-cell office:value-type="string">
            <text:p>Signals the tractor that the clerks need more boxes</text:p>
          </table:table-cell>
        </table:table-row>
        <table:table-row table:style-name="ro1">
          <table:table-cell office:value-type="string">
            <text:p>Shelves[2][2]</text:p>
          </table:table-cell>
          <table:table-cell office:value-type="float" office:value="1">
            <text:p>1</text:p>
          </table:table-cell>
          <table:table-cell office:value-type="string">
            <text:p>Limits access to each shelf on each aisle to one clerk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12">07/12/2009</text:date>, <text:time>00:0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eff Propes</meta:initial-creator>
    <meta:creation-date>2009-07-11T22:57:53</meta:creation-date>
    <dc:date>2009-07-12T00:06:44</dc:date>
    <dc:creator>Jeff Propes</dc:creator>
    <meta:editing-duration>PT00H29M25S</meta:editing-duration>
    <meta:editing-cycles>1</meta:editing-cycles>
    <meta:document-statistic meta:table-count="3" meta:cell-count="85" meta:object-count="1"/>
    <meta:generator>OpenOffice.org/3.0$Linux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117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1.442cm" svg:height="10.03cm" chart:class="chart:scatter" chart:style-name="ch1">
        <chart:title svg:x="2.999cm" svg:y="0.201cm" chart:style-name="ch2">
          <text:p>Time to Shelve 100 Boxes</text:p>
        </chart:title>
        <chart:legend chart:legend-position="end" svg:x="9.346cm" svg:y="4.553cm" chart:style-name="ch3"/>
        <chart:plot-area chart:style-name="ch4" table:cell-range-address="Sheet1.A1:Sheet1.C16" chart:data-source-has-labels="row" svg:x="0.255cm" svg:y="0.92cm" svg:width="8.864cm" svg:height="8.711cm">
          <chart:axis chart:dimension="x" chart:name="primary-x" chart:style-name="ch5">
            <chart:title svg:x="3.738cm" svg:y="9.267cm" chart:style-name="ch6">
              <text:p>Number of Clerks</text:p>
            </chart:title>
          </chart:axis>
          <chart:axis chart:dimension="y" chart:name="primary-y" chart:style-name="ch7">
            <chart:title svg:x="0.229cm" svg:y="6.082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B2:Sheet1.B16" chart:label-cell-address="Sheet1.B1:Sheet1.B1" chart:class="chart:scatter">
            <chart:domain table:cell-range-address="Sheet1.A2:Sheet1.A16"/>
            <chart:data-point chart:repeated="15"/>
          </chart:series>
          <chart:series chart:style-name="ch11" chart:values-cell-range-address="Sheet1.C2:Sheet1.C16" chart:label-cell-address="Sheet1.C1:Sheet1.C1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:Sheet1.B1">Trial 1 (s)</text:p>
              </table:table-cell>
              <table:table-cell office:value-type="string">
                <text:p text:id="Sheet1.C1:Sheet1.C1">Trial 2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1.A2:Sheet1.A16">1</text:p>
              </table:table-cell>
              <table:table-cell office:value-type="float" office:value="309.943">
                <text:p text:id="Sheet1.B2:Sheet1.B16">309.943</text:p>
              </table:table-cell>
              <table:table-cell office:value-type="float" office:value="309.945">
                <text:p text:id="Sheet1.C2:Sheet1.C16">309.9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1.994">
                <text:p>171.994</text:p>
              </table:table-cell>
              <table:table-cell office:value-type="float" office:value="172.006">
                <text:p>172.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1.702">
                <text:p>131.702</text:p>
              </table:table-cell>
              <table:table-cell office:value-type="float" office:value="125.695">
                <text:p>125.6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1.582">
                <text:p>111.582</text:p>
              </table:table-cell>
              <table:table-cell office:value-type="float" office:value="117.626">
                <text:p>117.6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6.533">
                <text:p>106.533</text:p>
              </table:table-cell>
              <table:table-cell office:value-type="float" office:value="95.509">
                <text:p>95.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2.483">
                <text:p>92.483</text:p>
              </table:table-cell>
              <table:table-cell office:value-type="float" office:value="90.511">
                <text:p>90.5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4.464">
                <text:p>84.464</text:p>
              </table:table-cell>
              <table:table-cell office:value-type="float" office:value="87.473">
                <text:p>87.4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9.448">
                <text:p>79.448</text:p>
              </table:table-cell>
              <table:table-cell office:value-type="float" office:value="80.442">
                <text:p>80.4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9.461">
                <text:p>89.461</text:p>
              </table:table-cell>
              <table:table-cell office:value-type="float" office:value="77.424">
                <text:p>77.4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2.463">
                <text:p>92.463</text:p>
              </table:table-cell>
              <table:table-cell office:value-type="float" office:value="83.414">
                <text:p>83.4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5.418">
                <text:p>75.418</text:p>
              </table:table-cell>
              <table:table-cell office:value-type="float" office:value="79.845">
                <text:p>79.8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9.377">
                <text:p>79.377</text:p>
              </table:table-cell>
              <table:table-cell office:value-type="float" office:value="77.541">
                <text:p>77.5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6.419">
                <text:p>86.419</text:p>
              </table:table-cell>
              <table:table-cell office:value-type="float" office:value="82.788">
                <text:p>82.7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5.492">
                <text:p>85.492</text:p>
              </table:table-cell>
              <table:table-cell office:value-type="float" office:value="79.024">
                <text:p>79.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8.466">
                <text:p>78.466</text:p>
              </table:table-cell>
              <table:table-cell office:value-type="float" office:value="80.913">
                <text:p>80.9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